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color="#333333" loext:opacity="100%" fo:font-weight="normal"/>
    </style:style>
    <style:style style:name="P2" style:family="paragraph" style:parent-style-name="Heading_20_2">
      <style:paragraph-properties fo:line-height="110%"/>
      <style:text-properties style:font-name="inherit" fo:font-size="21.75pt" fo:font-weight="bold"/>
    </style:style>
    <style:style style:name="P3" style:family="paragraph" style:parent-style-name="Heading_20_2">
      <style:paragraph-properties fo:line-height="110%"/>
    </style:style>
    <style:style style:name="P4" style:family="paragraph" style:parent-style-name="Heading_20_2">
      <style:paragraph-properties fo:margin-top="0.139in" fo:margin-bottom="0.1457in" style:contextual-spacing="false" fo:line-height="133%"/>
    </style:style>
    <style:style style:name="P5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</style:style>
    <style:style style:name="P6" style:family="paragraph" style:parent-style-name="Text_20_body">
      <style:paragraph-properties fo:margin-top="0in" fo:margin-bottom="0.1457in" style:contextual-spacing="false" fo:line-height="133%"/>
    </style:style>
    <style:style style:name="P7" style:family="paragraph" style:parent-style-name="Preformatted_20_Text">
      <style:paragraph-properties fo:line-height="143%"/>
    </style:style>
    <style:style style:name="P8" style:family="paragraph" style:parent-style-name="Preformatted_20_Text">
      <style:paragraph-properties fo:margin-top="0in" fo:margin-bottom="0.1965in" style:contextual-spacing="false" fo:line-height="143%"/>
    </style:style>
    <style:style style:name="P9" style:family="paragraph" style:parent-style-name="Text_20_body">
      <style:paragraph-properties fo:margin-left="0in" fo:margin-right="0in" style:line-height-at-least="0.198in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  <style:text-properties fo:color="#000000" loext:opacity="100%"/>
    </style:style>
    <style:style style:name="P11" style:family="paragraph" style:parent-style-name="Text_20_body">
      <style:paragraph-properties fo:margin-top="0in" fo:margin-bottom="0.1457in" style:contextual-spacing="false" fo:line-height="133%"/>
      <style:text-properties fo:color="#7386a6" loext:opacity="100%" fo:font-size="12pt"/>
    </style:style>
    <style:style style:name="P12" style:family="paragraph" style:parent-style-name="Text_20_body">
      <style:paragraph-properties fo:margin-top="0in" fo:margin-bottom="0.1457in" style:contextual-spacing="false" fo:line-height="133%"/>
      <style:text-properties fo:color="#7386a6" loext:opacity="100%" fo:font-size="12pt" loext:padding="0in" loext:border="none"/>
    </style:style>
    <style:style style:name="P13" style:family="paragraph" style:parent-style-name="Heading_20_2">
      <style:paragraph-properties fo:margin-top="0.2083in" fo:margin-bottom="0.1043in" style:contextual-spacing="false" fo:line-height="110%"/>
    </style:style>
    <style:style style:name="P14" style:family="paragraph" style:parent-style-name="Heading_20_1">
      <style:paragraph-properties fo:margin-left="0in" fo:margin-right="0in" fo:margin-top="0.6252in" fo:margin-bottom="0.1043in" style:contextual-spacing="false" fo:line-height="100%" fo:text-indent="0in" style:auto-text-indent="false"/>
      <style:text-properties fo:color="#333333" loext:opacity="100%" style:font-name="inherit" fo:font-size="24pt" fo:letter-spacing="-0.0102in" fo:font-weight="normal" style:font-size-asian="24pt" style:font-size-complex="24pt"/>
    </style:style>
    <style:style style:name="P15" style:family="paragraph" style:parent-style-name="Text_20_body" style:list-style-name="L1">
      <style:paragraph-properties fo:margin-left="0in" fo:margin-right="0in" fo:margin-top="0.4898in" fo:margin-bottom="0.1043in" style:contextual-spacing="false" fo:text-indent="0in" style:auto-text-indent="false" fo:padding="0in" fo:border="none"/>
    </style:style>
    <style:style style:name="P16" style:family="paragraph" style:parent-style-name="Text_20_body" style:list-style-name="L2">
      <style:paragraph-properties fo:margin-top="0in" fo:margin-bottom="0.1043in" style:contextual-spacing="false" fo:padding="0in" fo:border="none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T1" style:family="text">
      <style:text-properties fo:color="#333333" loext:opacity="100%" fo:font-size="13.5pt" fo:font-weight="normal" loext:padding="0in" loext:border="none"/>
    </style:style>
    <style:style style:name="T2" style:family="text">
      <style:text-properties fo:color="#267438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267438" loext:opacity="100%" style:text-line-through-style="none" style:text-line-through-type="none" fo:font-size="13.5pt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color="#ffffff" loext:opacity="100%" style:text-line-through-style="none" style:text-line-through-type="none" fo:font-size="13.5pt" style:text-underline-style="none" fo:font-weight="bold" style:text-blinking="false" fo:background-color="#63b175" loext:char-shading-value="0" loext:padding="0in" loext:border="none"/>
    </style:style>
    <style:style style:name="T5" style:family="text">
      <style:text-properties fo:color="#ffffff" loext:opacity="100%" style:text-line-through-style="none" style:text-line-through-type="none" fo:font-size="12pt" style:text-underline-style="none" fo:font-weight="bold" style:text-blinking="false" fo:background-color="#333333" loext:char-shading-value="0" loext:padding-left="0in" loext:padding-right="0in" loext:padding-top="0in" loext:padding-bottom="0.0311in" loext:border-left="none" loext:border-right="none" loext:border-top="none" loext:border-bottom="3pt solid #63b175"/>
    </style:style>
    <style:style style:name="T6" style:family="text">
      <style:text-properties fo:color="#ffffff" loext:opacity="100%" fo:font-size="13.5pt" fo:font-weight="bold" fo:background-color="#323232" loext:char-shading-value="0" loext:padding="0in" loext:border="none"/>
    </style:style>
    <style:style style:name="T7" style:family="text">
      <style:text-properties style:font-name="inherit" fo:font-size="21.75pt" fo:font-weight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0" style:family="text">
      <style:text-properties fo:color="#000000" loext:opacity="100%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1" style:family="text">
      <style:text-properties fo:color="#000000" loext:opacity="100%" fo:font-weight="bold"/>
    </style:style>
    <style:style style:name="T12" style:family="text">
      <style:text-properties fo:font-variant="normal" fo:text-transform="none" fo:color="#000000" loext:opacity="100%" style:font-name="inherit" fo:font-size="18.75pt" fo:letter-spacing="-0.0102in" fo:font-style="normal" fo:font-weight="normal" loext:padding-left="0in" loext:padding-right="0in" loext:padding-top="0.2602in" loext:padding-bottom="0.2602in" loext:border-left="none" loext:border-right="none" loext:border-top="0.06pt solid #efefef" loext:border-bottom="0.06pt solid #efefef"/>
    </style:style>
    <style:style style:name="T13" style:family="text">
      <style:text-properties fo:font-variant="normal" fo:text-transform="none" fo:color="#267438" loext:opacity="100%" style:text-line-through-style="none" style:text-line-through-type="none" style:font-name="Raleway" fo:font-size="13.5pt" fo:letter-spacing="normal" fo:font-style="normal" style:text-underline-style="none" fo:font-weight="bold" style:text-blinking="false" fo:background-color="transparent" loext:char-shading-value="0" loext:padding-left="0in" loext:padding-right="0in" loext:padding-top="0.2602in" loext:padding-bottom="0.2602in" loext:border-left="none" loext:border-right="none" loext:border-top="0.06pt solid #efefef" loext:border-bottom="0.06pt solid #efefef"/>
    </style:style>
    <style:style style:name="T14" style:family="text">
      <style:text-properties fo:color="#7386a6" loext:opacity="100%" style:text-line-through-style="none" style:text-line-through-type="none" style:font-name="inherit" fo:font-size="16.5pt" style:text-underline-style="none" fo:font-weight="bold" style:text-blinking="false" fo:background-color="transparent" loext:char-shading-value="0"/>
    </style:style>
    <style:style style:name="T15" style:family="text">
      <style:text-properties fo:color="#7386a6" loext:opacity="100%" style:text-line-through-style="none" style:text-line-through-type="none" style:font-name="inherit" fo:font-size="16.5pt" style:text-underline-style="none" fo:font-weight="bold" style:text-blinking="false" fo:background-color="transparent" loext:char-shading-value="0" loext:padding="0in" loext:border="none"/>
    </style:style>
    <style:style style:name="T16" style:family="text">
      <style:text-properties fo:color="#7386a6" loext:opacity="100%" style:text-line-through-style="none" style:text-line-through-type="none" fo:font-size="12pt" style:text-underline-style="none" fo:font-weight="bold" style:text-blinking="false" fo:background-color="transparent" loext:char-shading-value="0"/>
    </style:style>
    <style:style style:name="T17" style:family="text">
      <style:text-properties fo:color="#7386a6" loext:opacity="100%" style:text-line-through-style="none" style:text-line-through-type="none" fo:font-size="12pt" style:text-underline-style="none" fo:font-weight="bold" style:text-blinking="false" fo:background-color="transparent" loext:char-shading-value="0" loext:padding="0in" loext:border="none"/>
    </style:style>
    <style:style style:name="T18" style:family="text">
      <style:text-properties fo:color="#7386a6" loext:opacity="100%" fo:font-size="12pt"/>
    </style:style>
    <style:style style:name="T19" style:family="text">
      <style:text-properties fo:color="#7386a6" loext:opacity="100%" fo:font-size="12pt" loext:padding="0in" loext:border="none"/>
    </style:style>
    <style:style style:name="T20" style:family="text">
      <style:text-properties fo:color="#4e935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The Difference Between map() and flatMap()</text:h>
      <text:p text:style-name="P1">Last modified: December 16, 2021</text:p>
      <text:p text:style-name="P9"><text:span text:style-name="T1">by </text:span><text:a xlink:type="simple" xlink:href="https://www.baeldung.com/author/baeldung/" text:style-name="Internet_20_link" text:visited-style-name="Visited_20_Internet_20_Link"><text:span text:style-name="T3">baeldung</text:span></text:a></text:p>
      <text:list xml:id="list3306808465" text:style-name="L1">
        <text:list-item>
          <text:p text:style-name="P15"><text:a xlink:type="simple" xlink:href="https://www.baeldung.com/category/java/" text:style-name="Internet_20_link" text:visited-style-name="Visited_20_Internet_20_Link"><text:span text:style-name="T4">Java</text:span></text:a><text:bookmark text:name="java-popup-trigger"/><text:span text:style-name="T6">+</text:span></text:p>
        </text:list-item>
      </text:list>
      <text:list xml:id="list2168674137" text:style-name="L2">
        <text:list-item>
          <text:p text:style-name="P16"><text:a xlink:type="simple" xlink:href="https://www.baeldung.com/tag/java-streams/" text:style-name="Internet_20_link" text:visited-style-name="Visited_20_Internet_20_Link"><text:span text:style-name="T5">Java Streams</text:span></text:a></text:p>
        </text:list-item>
      </text:list>
      <text:h text:style-name="P2" text:outline-level="2">1. Overview</text:h>
      <text:section text:style-name="Sect1" text:name="overview">
        <text:p text:style-name="Text_20_body"/>
      </text:section>
      <text:p text:style-name="P5"><text:span text:style-name="Emphasis"><text:span text:style-name="T8">map()</text:span></text:span><text:span text:style-name="T8"> and </text:span><text:span text:style-name="Emphasis"><text:span text:style-name="T8">flatMap()</text:span></text:span><text:span text:style-name="T8"> APIs stem from functional languages. In Java 8, we can find them in </text:span><text:span text:style-name="Emphasis"><text:span text:style-name="T8">Optional</text:span></text:span><text:span text:style-name="T8">,</text:span><text:span text:style-name="Emphasis"><text:span text:style-name="T8"> Stream</text:span></text:span><text:span text:style-name="T8"> and in </text:span><text:span text:style-name="Emphasis"><text:span text:style-name="T8">CompletableFuture</text:span></text:span><text:span text:style-name="T8"> (although under a slightly different name).</text:span></text:p>
      <text:p text:style-name="P5"><text:span text:style-name="Emphasis"><text:span text:style-name="T8">Streams</text:span></text:span><text:span text:style-name="T8"> represent a sequence of objects whereas optionals are classes that represent a value that can be present or absent. Among other aggregate operations, we have the </text:span><text:span text:style-name="Emphasis"><text:span text:style-name="T8">map()</text:span></text:span><text:span text:style-name="T8"> and </text:span><text:span text:style-name="Emphasis"><text:span text:style-name="T8">flatMap()</text:span></text:span><text:span text:style-name="T8"> methods.</text:span></text:p>
      <text:p text:style-name="P10">Despite the fact that both have the same return types, they are quite different. Let's explain these differences by analyzing some examples of streams and optionals.</text:p>
      <text:h text:style-name="P13" text:outline-level="2"><text:span text:style-name="T18"/></text:h>
      <text:h text:style-name="P3" text:outline-level="2"><text:span text:style-name="Strong_20_Emphasis"><text:span text:style-name="T7">2. Map and Flatmap in Optionals</text:span></text:span></text:h>
      <text:section text:style-name="Sect1" text:name="map-and-flatmap-in-optionals">
        <text:p text:style-name="Text_20_body"/>
      </text:section>
      <text:p text:style-name="P5"><text:span text:style-name="T8">The </text:span><text:span text:style-name="Emphasis"><text:span text:style-name="T8">map()</text:span></text:span><text:span text:style-name="T8"> method works well with </text:span><text:span text:style-name="Emphasis"><text:span text:style-name="T8">Optional</text:span></text:span><text:span text:style-name="T8"> — if the function returns the exact type we need:</text:span></text:p>
      <text:p text:style-name="P7"><text:span text:style-name="Source_20_Text"><text:span text:style-name="T9">Optional&lt;String&gt; s = Optional.of(</text:span></text:span><text:span text:style-name="Source_20_Text"><text:span text:style-name="T20">"test"</text:span></text:span><text:span text:style-name="Source_20_Text"><text:span text:style-name="T9">);</text:span></text:span></text:p>
      <text:p text:style-name="P8"><text:span text:style-name="Source_20_Text"><text:span text:style-name="T9">assertEquals(Optional.of(</text:span></text:span><text:span text:style-name="Source_20_Text"><text:span text:style-name="T20">"TEST"</text:span></text:span><text:span text:style-name="Source_20_Text"><text:span text:style-name="T9">), s.map(String::toUpperCase));</text:span></text:span></text:p>
      <text:p text:style-name="P5"><text:span text:style-name="T8">However, in more complex cases we might be given a function that returns an </text:span><text:span text:style-name="Emphasis"><text:span text:style-name="T8">Optional</text:span></text:span><text:span text:style-name="T8"> too. In such </text:span><text:soft-page-break/><text:span text:style-name="T8">cases using </text:span><text:span text:style-name="Emphasis"><text:span text:style-name="T8">map()</text:span></text:span><text:span text:style-name="T8"> would lead to a nested structure, as the </text:span><text:span text:style-name="Emphasis"><text:span text:style-name="T8">map()</text:span></text:span><text:span text:style-name="T8"> implementation does an additional wrapping internally.</text:span></text:p>
      <text:p text:style-name="P10">Let's see another example to get a better understanding of this situation:</text:p>
      <text:p text:style-name="P7"><text:span text:style-name="Source_20_Text"><text:span text:style-name="T9">assertEquals(Optional.of(Optional.of(</text:span></text:span><text:span text:style-name="Source_20_Text"><text:span text:style-name="T20">"STRING"</text:span></text:span><text:span text:style-name="Source_20_Text"><text:span text:style-name="T9">)), </text:span></text:span></text:p>
      <text:p text:style-name="P7"><text:span text:style-name="Source_20_Text"><text:span text:style-name="T10"><text:s text:c="2"/></text:span></text:span><text:span text:style-name="Source_20_Text"><text:span text:style-name="T9">Optional</text:span></text:span></text:p>
      <text:p text:style-name="P7"><text:span text:style-name="Source_20_Text"><text:span text:style-name="T10"><text:s text:c="2"/></text:span></text:span><text:span text:style-name="Source_20_Text"><text:span text:style-name="T9">.of(</text:span></text:span><text:span text:style-name="Source_20_Text"><text:span text:style-name="T20">"string"</text:span></text:span><text:span text:style-name="Source_20_Text"><text:span text:style-name="T9">)</text:span></text:span></text:p>
      <text:p text:style-name="P8"><text:span text:style-name="Source_20_Text"><text:span text:style-name="T10"><text:s text:c="2"/></text:span></text:span><text:span text:style-name="Source_20_Text"><text:span text:style-name="T9">.map(s -&gt; Optional.of(</text:span></text:span><text:span text:style-name="Source_20_Text"><text:span text:style-name="T20">"STRING"</text:span></text:span><text:span text:style-name="Source_20_Text"><text:span text:style-name="T9">)));</text:span></text:span></text:p>
      <text:p text:style-name="P5"><text:span text:style-name="T8">As we can see, we end up with the nested structure </text:span><text:span text:style-name="Emphasis"><text:span text:style-name="T8">Optional&lt;Optional&lt;String&gt;&gt;</text:span></text:span><text:span text:style-name="T8">. Although it works, it's pretty cumbersome to use and does not provide any additional null safety, so it is better to keep a flat structure.</text:span></text:p>
      <text:p text:style-name="P5"><text:span text:style-name="T8">That's exactly what </text:span><text:span text:style-name="Emphasis"><text:span text:style-name="T8">flatMap() </text:span></text:span><text:span text:style-name="T8">helps us to do:</text:span></text:p>
      <text:p text:style-name="P7"><text:span text:style-name="Source_20_Text"><text:span text:style-name="T9">assertEquals(Optional.of(</text:span></text:span><text:span text:style-name="Source_20_Text"><text:span text:style-name="T20">"STRING"</text:span></text:span><text:span text:style-name="Source_20_Text"><text:span text:style-name="T9">), Optional</text:span></text:span></text:p>
      <text:p text:style-name="P7"><text:span text:style-name="Source_20_Text"><text:span text:style-name="T10"><text:s text:c="2"/></text:span></text:span><text:span text:style-name="Source_20_Text"><text:span text:style-name="T9">.of(</text:span></text:span><text:span text:style-name="Source_20_Text"><text:span text:style-name="T20">"string"</text:span></text:span><text:span text:style-name="Source_20_Text"><text:span text:style-name="T9">)</text:span></text:span></text:p>
      <text:p text:style-name="P8"><text:span text:style-name="Source_20_Text"><text:span text:style-name="T10"><text:s text:c="2"/></text:span></text:span><text:span text:style-name="Source_20_Text"><text:span text:style-name="T9">.flatMap(s -&gt; Optional.of(</text:span></text:span><text:span text:style-name="Source_20_Text"><text:span text:style-name="T20">"STRING"</text:span></text:span><text:span text:style-name="Source_20_Text"><text:span text:style-name="T9">)));</text:span></text:span></text:p>
      <text:h text:style-name="P3" text:outline-level="2"><text:span text:style-name="Strong_20_Emphasis"><text:span text:style-name="T7">3. Map and Flatmap in Streams</text:span></text:span></text:h>
      <text:section text:style-name="Sect1" text:name="map-and-flatmap-in-streams">
        <text:p text:style-name="Text_20_body"/>
      </text:section>
      <text:p text:style-name="P5"><text:span text:style-name="T8">Both methods work similarly for </text:span><text:span text:style-name="Emphasis"><text:span text:style-name="T8">Optional</text:span></text:span><text:span text:style-name="T8">.</text:span></text:p>
      <text:p text:style-name="P5"><text:span text:style-name="T8">The </text:span><text:span text:style-name="Emphasis"><text:span text:style-name="T8">map() </text:span></text:span><text:span text:style-name="T8">method wraps the underlying sequence in a </text:span><text:span text:style-name="Emphasis"><text:span text:style-name="T8">Stream</text:span></text:span><text:span text:style-name="T8"> instance, whereas the </text:span><text:span text:style-name="Emphasis"><text:span text:style-name="T8">flatMap() </text:span></text:span><text:span text:style-name="T8">method allows avoiding nested </text:span><text:span text:style-name="Emphasis"><text:span text:style-name="T8">Stream&lt;Stream&lt;R&gt;&gt;</text:span></text:span><text:span text:style-name="T8"> structure.</text:span></text:p>
      <text:p text:style-name="P5"><text:span text:style-name="T8">Here, </text:span><text:span text:style-name="Emphasis"><text:span text:style-name="T8">map()</text:span></text:span><text:span text:style-name="T8"> produces a </text:span><text:span text:style-name="Emphasis"><text:span text:style-name="T8">Stream</text:span></text:span><text:span text:style-name="T8"> consisting of the results of applying the </text:span><text:span text:style-name="Emphasis"><text:span text:style-name="T8">toUpperCase()</text:span></text:span><text:span text:style-name="T8"> method to the elements of the input </text:span><text:span text:style-name="Emphasis"><text:span text:style-name="T8">Stream</text:span></text:span><text:span text:style-name="T8">:</text:span></text:p>
      <text:p text:style-name="P7"><text:span text:style-name="Source_20_Text"><text:span text:style-name="T9">List&lt;String&gt; myList = Stream.of(</text:span></text:span><text:span text:style-name="Source_20_Text"><text:span text:style-name="T20">"a"</text:span></text:span><text:span text:style-name="Source_20_Text"><text:span text:style-name="T9">, </text:span></text:span><text:span text:style-name="Source_20_Text"><text:span text:style-name="T20">"b"</text:span></text:span><text:span text:style-name="Source_20_Text"><text:span text:style-name="T9">)</text:span></text:span></text:p>
      <text:p text:style-name="P7"><text:span text:style-name="Source_20_Text"><text:span text:style-name="T10"><text:s text:c="2"/></text:span></text:span><text:span text:style-name="Source_20_Text"><text:span text:style-name="T9">.map(String::toUpperCase)</text:span></text:span></text:p>
      <text:p text:style-name="P7"><text:span text:style-name="Source_20_Text"><text:span text:style-name="T10"><text:s text:c="2"/></text:span></text:span><text:span text:style-name="Source_20_Text"><text:span text:style-name="T9">.collect(Collectors.toList());</text:span></text:span></text:p>
      <text:p text:style-name="P8"><text:span text:style-name="Source_20_Text"><text:span text:style-name="T9">assertEquals(asList(</text:span></text:span><text:span text:style-name="Source_20_Text"><text:span text:style-name="T20">"A"</text:span></text:span><text:span text:style-name="Source_20_Text"><text:span text:style-name="T9">, </text:span></text:span><text:span text:style-name="Source_20_Text"><text:span text:style-name="T20">"B"</text:span></text:span><text:span text:style-name="Source_20_Text"><text:span text:style-name="T9">), myList);</text:span></text:span></text:p>
      <text:p text:style-name="P5"><text:span text:style-name="Emphasis"><text:span text:style-name="T8">map()</text:span></text:span><text:span text:style-name="T8"> works pretty well in such a simple case. But what if we have something more complex, such as a list of lists as an input?</text:span></text:p>
      <text:p text:style-name="P10">Let's see how it works:</text:p>
      <text:p text:style-name="P7"><text:soft-page-break/><text:span text:style-name="Source_20_Text"><text:span text:style-name="T9">List&lt;List&lt;String&gt;&gt; list = Arrays.asList(</text:span></text:span></text:p>
      <text:p text:style-name="P7"><text:span text:style-name="Source_20_Text"><text:span text:style-name="T10"><text:s text:c="2"/></text:span></text:span><text:span text:style-name="Source_20_Text"><text:span text:style-name="T9">Arrays.asList(</text:span></text:span><text:span text:style-name="Source_20_Text"><text:span text:style-name="T20">"a"</text:span></text:span><text:span text:style-name="Source_20_Text"><text:span text:style-name="T9">),</text:span></text:span></text:p>
      <text:p text:style-name="P7"><text:span text:style-name="Source_20_Text"><text:span text:style-name="T10"><text:s text:c="2"/></text:span></text:span><text:span text:style-name="Source_20_Text"><text:span text:style-name="T9">Arrays.asList(</text:span></text:span><text:span text:style-name="Source_20_Text"><text:span text:style-name="T20">"b"</text:span></text:span><text:span text:style-name="Source_20_Text"><text:span text:style-name="T9">));</text:span></text:span></text:p>
      <text:p text:style-name="P8"><text:span text:style-name="Source_20_Text"><text:span text:style-name="T9">System.out.println(list);</text:span></text:span></text:p>
      <text:p text:style-name="P5"><text:span text:style-name="T8">This snippet prints a list of lists </text:span><text:span text:style-name="Emphasis"><text:span text:style-name="T8">[[a], [b]]</text:span></text:span><text:span text:style-name="T8">.</text:span></text:p>
      <text:p text:style-name="P5"><text:span text:style-name="T8">Now let's use a </text:span><text:span text:style-name="Emphasis"><text:span text:style-name="T8">flatMap()</text:span></text:span><text:span text:style-name="T8">:</text:span></text:p>
      <text:p text:style-name="P7"><text:span text:style-name="Source_20_Text"><text:span text:style-name="T9">System.out.println(list</text:span></text:span></text:p>
      <text:p text:style-name="P7"><text:span text:style-name="Source_20_Text"><text:span text:style-name="T10"><text:s text:c="2"/></text:span></text:span><text:span text:style-name="Source_20_Text"><text:span text:style-name="T9">.stream()</text:span></text:span></text:p>
      <text:p text:style-name="P7"><text:span text:style-name="Source_20_Text"><text:span text:style-name="T10"><text:s text:c="2"/></text:span></text:span><text:span text:style-name="Source_20_Text"><text:span text:style-name="T9">.flatMap(Collection::stream)</text:span></text:span></text:p>
      <text:p text:style-name="P8"><text:span text:style-name="Source_20_Text"><text:span text:style-name="T10"><text:s text:c="2"/></text:span></text:span><text:span text:style-name="Source_20_Text"><text:span text:style-name="T9">.collect(Collectors.toList()));</text:span></text:span></text:p>
      <text:p text:style-name="P5"><text:span text:style-name="Strong_20_Emphasis"><text:span text:style-name="T11">The result of such a snippet will be flattened to </text:span></text:span><text:span text:style-name="Strong_20_Emphasis"><text:span text:style-name="Emphasis"><text:span text:style-name="T11">[a, b]</text:span></text:span></text:span><text:span text:style-name="Strong_20_Emphasis"><text:span text:style-name="T11">.</text:span></text:span></text:p>
      <text:p text:style-name="P5"><text:span text:style-name="Emphasis"><text:span text:style-name="T8">T</text:span></text:span><text:span text:style-name="T8">he </text:span><text:span text:style-name="Emphasis"><text:span text:style-name="T8">flatMap()</text:span></text:span><text:span text:style-name="T8"> method first flattens the input </text:span><text:span text:style-name="Emphasis"><text:span text:style-name="T8">Stream </text:span></text:span><text:span text:style-name="T8">of</text:span><text:span text:style-name="Emphasis"><text:span text:style-name="T8"> Streams</text:span></text:span><text:span text:style-name="T8"> to a </text:span><text:span text:style-name="Emphasis"><text:span text:style-name="T8">Stream</text:span></text:span><text:span text:style-name="T8"> of </text:span><text:span text:style-name="Emphasis"><text:span text:style-name="T8">Strings</text:span></text:span><text:span text:style-name="T8"> (for more about flattening, see this </text:span><text:a xlink:type="simple" xlink:href="https://www.baeldung.com/java-flatten-nested-collections" text:style-name="Internet_20_link" text:visited-style-name="Visited_20_Internet_20_Link"><text:span text:style-name="T2">article</text:span></text:a><text:span text:style-name="T8">). Thereafter, it works similarly to the </text:span><text:span text:style-name="Emphasis"><text:span text:style-name="T8">map()</text:span></text:span><text:span text:style-name="T8"> method.</text:span></text:p>
      <text:h text:style-name="P3" text:outline-level="2"><text:span text:style-name="Strong_20_Emphasis"><text:span text:style-name="T7">4. Conclusion</text:span></text:span></text:h>
      <text:section text:style-name="Sect1" text:name="conclusion">
        <text:p text:style-name="Text_20_body"/>
      </text:section>
      <text:p text:style-name="P5"><text:span text:style-name="T8">Java 8 gives us the opportunity to use the </text:span><text:span text:style-name="Emphasis"><text:span text:style-name="T8">map()</text:span></text:span><text:span text:style-name="T8"> and </text:span><text:span text:style-name="Emphasis"><text:span text:style-name="T8">flatMap()</text:span></text:span><text:span text:style-name="T8"> methods that originally were used in functional languages.</text:span></text:p>
      <text:p text:style-name="P5"><text:span text:style-name="T8">We can invoke them on </text:span><text:span text:style-name="Emphasis"><text:span text:style-name="T8">Streams</text:span></text:span><text:span text:style-name="T8"> and Optionals. These methods help us to get mapped objects by applying the provided mapping function.</text:span></text:p>
      <text:p text:style-name="P5"><text:span text:style-name="T8">As always, the examples in this article are available </text:span><text:a xlink:type="simple" xlink:href="https://github.com/eugenp/tutorials/tree/master/core-java-modules/core-java-streams-3" text:style-name="Internet_20_link" text:visited-style-name="Visited_20_Internet_20_Link"><text:span text:style-name="T2">over on GitHub</text:span></text:a><text:span text:style-name="T8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5:06:43.526000000</dc:date>
    <meta:editing-duration>PT7M51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50" meta:word-count="454" meta:character-count="3130" meta:non-whitespace-character-count="2702"/>
  </office:meta>
</office:document-meta>
</file>